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cm" fo:min-width="0cm"/>
    </style:style>
    <style:style style:name="gr4" style:family="graphic" style:parent-style-name="standard">
      <style:graphic-properties draw:marker-start-width="0.203cm" draw:marker-end="Symmetric_20_Arrow" draw:marker-end-width="0.20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9cm" fo:min-width="0cm"/>
    </style:style>
    <style:style style:name="gr7" style:family="graphic" style:parent-style-name="standard">
      <style:graphic-properties draw:fill-color="#4c4c4c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8pt" style:font-size-asian="10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8pt" style:font-size-asian="10pt" style:font-size-complex="18pt"/>
    </style:style>
    <style:style style:name="P3" style:family="paragraph">
      <style:paragraph-properties fo:margin-left="0cm" fo:margin-right="0cm" fo:text-indent="0cm"/>
      <style:text-properties fo:font-size="8pt" style:font-size-asian="10pt" style:font-size-complex="18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696cm" svg:height="1.038cm" svg:x="4.067cm" svg:y="7.895cm">
          <text:p text:style-name="P5"/>
        </draw:rect>
        <draw:rect draw:style-name="gr2" draw:text-style-name="P2" draw:layer="layout" svg:width="1.75cm" svg:height="0.635cm" svg:x="5.6cm" svg:y="3.54cm">
          <text:p text:style-name="P2">VFS</text:p>
        </draw:rect>
        <draw:frame draw:style-name="gr3" draw:text-style-name="P3" draw:layer="layout" svg:width="1.226cm" svg:height="0.569cm" svg:x="5.981cm" svg:y="2.033cm">
          <draw:text-box>
            <text:p text:style-name="P3">Client</text:p>
          </draw:text-box>
        </draw:frame>
        <draw:rect draw:style-name="gr2" draw:text-style-name="P2" draw:layer="layout" svg:width="1.807cm" svg:height="0.635cm" svg:x="5.543cm" svg:y="4.81cm">
          <text:p text:style-name="P2">Llite</text:p>
        </draw:rect>
        <draw:rect draw:style-name="gr2" draw:text-style-name="P2" draw:layer="layout" svg:width="1.48cm" svg:height="0.635cm" svg:x="4.503cm" svg:y="6.696cm">
          <text:p text:style-name="P2">LOV</text:p>
        </draw:rect>
        <draw:rect draw:style-name="gr2" draw:text-style-name="P2" draw:layer="layout" svg:width="1.355cm" svg:height="0.635cm" svg:x="7.265cm" svg:y="6.715cm">
          <text:p text:style-name="P2">MDC</text:p>
        </draw:rect>
        <draw:line draw:style-name="gr4" draw:text-style-name="P4" draw:layer="layout" svg:x1="6.466cm" svg:y1="4.175cm" svg:x2="6.466cm" svg:y2="4.81cm">
          <text:p text:style-name="P5"/>
        </draw:line>
        <draw:line draw:style-name="gr4" draw:text-style-name="P4" draw:layer="layout" svg:x1="5.94cm" svg:y1="5.486cm" svg:x2="5.354cm" svg:y2="6.64cm">
          <text:p text:style-name="P5"/>
        </draw:line>
        <draw:line draw:style-name="gr4" draw:text-style-name="P4" draw:layer="layout" svg:x1="7cm" svg:y1="5.448cm" svg:x2="7.529cm" svg:y2="6.678cm">
          <text:p text:style-name="P5"/>
        </draw:line>
        <draw:frame draw:style-name="gr5" draw:text-style-name="P3" draw:layer="layout" svg:width="1.061cm" svg:height="0.569cm" svg:x="4.455cm" svg:y="5.598cm">
          <draw:text-box>
            <text:p text:style-name="P3">data</text:p>
          </draw:text-box>
        </draw:frame>
        <draw:frame draw:style-name="gr6" draw:text-style-name="P3" draw:layer="layout" svg:width="1.696cm" svg:height="0.589cm" svg:x="7.027cm" svg:y="5.653cm">
          <draw:text-box>
            <text:p text:style-name="P3">metadata</text:p>
          </draw:text-box>
        </draw:frame>
        <draw:g>
          <draw:rect draw:style-name="gr2" draw:text-style-name="P2" draw:layer="layout" svg:width="1.394cm" svg:height="0.619cm" svg:x="4.219cm" svg:y="8.1cm">
            <text:p text:style-name="P2">OSC-1</text:p>
          </draw:rect>
          <draw:rect draw:style-name="gr2" draw:text-style-name="P2" draw:layer="layout" svg:width="1.394cm" svg:height="0.619cm" svg:x="7.227cm" svg:y="8.1cm">
            <text:p text:style-name="P2">OSC-N</text:p>
          </draw:rect>
          <draw:g>
            <draw:circle draw:style-name="gr7" draw:text-style-name="P1" draw:layer="layout" svg:width="0.096cm" svg:height="0.096cm" svg:x="6.101cm" svg:y="8.345cm">
              <text:p text:style-name="P5"/>
            </draw:circle>
            <draw:circle draw:style-name="gr7" draw:text-style-name="P1" draw:layer="layout" svg:width="0.096cm" svg:height="0.096cm" svg:x="6.345cm" svg:y="8.345cm">
              <text:p text:style-name="P5"/>
            </draw:circle>
            <draw:circle draw:style-name="gr7" draw:text-style-name="P1" draw:layer="layout" svg:width="0.096cm" svg:height="0.096cm" svg:x="6.589cm" svg:y="8.345cm">
              <text:p text:style-name="P5"/>
            </draw:circle>
          </draw:g>
        </draw:g>
        <draw:line draw:style-name="gr4" draw:text-style-name="P4" draw:layer="layout" svg:x1="5.298cm" svg:y1="7.34cm" svg:x2="5.297cm" svg:y2="7.889cm">
          <text:p text:style-name="P5"/>
        </draw:line>
        <draw:rect draw:style-name="gr2" draw:text-style-name="P2" draw:layer="layout" svg:width="2.498cm" svg:height="0.784cm" svg:x="5.288cm" svg:y="9.588cm">
          <text:p text:style-name="P2">PTR-RPC</text:p>
        </draw:rect>
        <draw:rect draw:style-name="gr2" draw:text-style-name="P2" draw:layer="layout" svg:width="2.498cm" svg:height="0.784cm" svg:x="5.249cm" svg:y="11.009cm">
          <text:p text:style-name="P2">LNET</text:p>
        </draw:rect>
        <draw:line draw:style-name="gr4" draw:text-style-name="P4" draw:layer="layout" svg:x1="6.561cm" svg:y1="8.914cm" svg:x2="6.561cm" svg:y2="9.57cm">
          <text:p text:style-name="P5"/>
        </draw:line>
        <draw:line draw:style-name="gr4" draw:text-style-name="P4" draw:layer="layout" svg:x1="6.508cm" svg:y1="10.405cm" svg:x2="6.508cm" svg:y2="11.048cm">
          <text:p text:style-name="P5"/>
        </draw:line>
        <draw:line draw:style-name="gr8" draw:text-style-name="P1" draw:layer="layout" svg:x1="9.121cm" svg:y1="1.904cm" svg:x2="9.121cm" svg:y2="12.403cm">
          <text:p text:style-name="P5"/>
        </draw:line>
        <draw:rect draw:style-name="gr2" draw:text-style-name="P2" draw:layer="layout" svg:width="2.498cm" svg:height="0.784cm" svg:x="10.074cm" svg:y="9.512cm">
          <text:p text:style-name="P2">PTR-RPC</text:p>
        </draw:rect>
        <draw:rect draw:style-name="gr2" draw:text-style-name="P2" draw:layer="layout" svg:width="2.498cm" svg:height="0.784cm" svg:x="10.055cm" svg:y="11.009cm">
          <text:p text:style-name="P2">LNET</text:p>
        </draw:rect>
        <draw:rect draw:style-name="gr2" draw:text-style-name="P2" draw:layer="layout" svg:width="1.381cm" svg:height="0.784cm" svg:x="9.667cm" svg:y="6.308cm">
          <text:p text:style-name="P2">OBDfilter</text:p>
        </draw:rect>
        <draw:rect draw:style-name="gr2" draw:text-style-name="P2" draw:layer="layout" svg:width="1.419cm" svg:height="0.777cm" svg:x="10.594cm" svg:y="8.002cm">
          <text:p text:style-name="P2">OST</text:p>
        </draw:rect>
        <draw:rect draw:style-name="gr2" draw:text-style-name="P2" draw:layer="layout" svg:width="2.518cm" svg:height="0.656cm" svg:x="10.055cm" svg:y="3.051cm">
          <text:p text:style-name="P2">ldiskfs</text:p>
        </draw:rect>
        <draw:rect draw:style-name="gr2" draw:text-style-name="P2" draw:layer="layout" svg:width="2.498cm" svg:height="0.607cm" svg:x="10.055cm" svg:y="4.729cm">
          <text:p text:style-name="P2">Fsfilt wrapper</text:p>
        </draw:rect>
        <draw:frame draw:style-name="gr9" draw:text-style-name="P3" draw:layer="layout" svg:width="1.095cm" svg:height="0.569cm" svg:x="10.754cm" svg:y="1.975cm">
          <draw:text-box>
            <text:p text:style-name="P3">OSS</text:p>
          </draw:text-box>
        </draw:frame>
        <draw:line draw:style-name="gr4" draw:text-style-name="P4" draw:layer="layout" svg:x1="5.997cm" svg:y1="7.018cm" svg:x2="7.246cm" svg:y2="7.018cm">
          <text:p text:style-name="P5"/>
        </draw:line>
        <draw:rect draw:style-name="gr2" draw:text-style-name="P2" draw:layer="layout" svg:width="1.381cm" svg:height="0.784cm" svg:x="11.598cm" svg:y="6.308cm">
          <text:p text:style-name="P2">Ldlm</text:p>
        </draw:rect>
        <draw:line draw:style-name="gr4" draw:text-style-name="P4" draw:layer="layout" svg:x1="11.275cm" svg:y1="10.991cm" svg:x2="11.275cm" svg:y2="10.272cm">
          <text:p text:style-name="P5"/>
        </draw:line>
        <draw:line draw:style-name="gr4" draw:text-style-name="P4" draw:layer="layout" svg:x1="11.275cm" svg:y1="9.535cm" svg:x2="11.275cm" svg:y2="8.759cm">
          <text:p text:style-name="P5"/>
        </draw:line>
        <draw:line draw:style-name="gr4" draw:text-style-name="P4" draw:layer="layout" svg:x1="10.84cm" svg:y1="7.983cm" svg:x2="10.405cm" svg:y2="7.113cm">
          <text:p text:style-name="P5"/>
        </draw:line>
        <draw:line draw:style-name="gr4" draw:text-style-name="P4" draw:layer="layout" svg:x1="11.748cm" svg:y1="8.021cm" svg:x2="12.127cm" svg:y2="7.094cm">
          <text:p text:style-name="P5"/>
        </draw:line>
        <draw:line draw:style-name="gr4" draw:text-style-name="P4" draw:layer="layout" svg:x1="10.386cm" svg:y1="6.281cm" svg:x2="11.01cm" svg:y2="5.316cm">
          <text:p text:style-name="P5"/>
        </draw:line>
        <draw:line draw:style-name="gr4" draw:text-style-name="P4" draw:layer="layout" svg:x1="11.37cm" svg:y1="4.71cm" svg:x2="11.37cm" svg:y2="3.708cm">
          <text:p text:style-name="P5"/>
        </draw:line>
        <draw:frame draw:style-name="gr9" draw:layer="layout" svg:width="1.598cm" svg:height="0.569cm" svg:x="9.195cm" svg:y="7.359cm">
          <draw:text-box>
            <text:p text:style-name="P5">Data req</text:p>
          </draw:text-box>
        </draw:frame>
        <draw:frame draw:style-name="gr9" draw:layer="layout" svg:width="1.598cm" svg:height="0.569cm" svg:x="11.918cm" svg:y="7.377cm">
          <draw:text-box>
            <text:p text:style-name="P5">Lock req</text:p>
          </draw:text-box>
        </draw:frame>
        <draw:line draw:style-name="gr8" draw:text-style-name="P1" draw:layer="layout" svg:x1="13.585cm" svg:y1="1.829cm" svg:x2="13.585cm" svg:y2="12.328cm">
          <text:p text:style-name="P5"/>
        </draw:line>
        <draw:rect draw:style-name="gr2" draw:text-style-name="P2" draw:layer="layout" svg:width="2.498cm" svg:height="0.784cm" svg:x="14.558cm" svg:y="9.494cm">
          <text:p text:style-name="P2">PTR-RPC</text:p>
        </draw:rect>
        <draw:rect draw:style-name="gr2" draw:text-style-name="P2" draw:layer="layout" svg:width="2.498cm" svg:height="0.784cm" svg:x="14.539cm" svg:y="10.991cm">
          <text:p text:style-name="P2">LNET</text:p>
        </draw:rect>
        <draw:rect draw:style-name="gr2" draw:text-style-name="P2" draw:layer="layout" svg:width="1.381cm" svg:height="0.784cm" svg:x="14.151cm" svg:y="6.29cm">
          <text:p text:style-name="P2">Journal</text:p>
        </draw:rect>
        <draw:rect draw:style-name="gr2" draw:text-style-name="P2" draw:layer="layout" svg:width="1.419cm" svg:height="0.777cm" svg:x="15.078cm" svg:y="7.984cm">
          <text:p text:style-name="P2">MDS</text:p>
        </draw:rect>
        <draw:rect draw:style-name="gr2" draw:text-style-name="P2" draw:layer="layout" svg:width="2.518cm" svg:height="0.656cm" svg:x="14.539cm" svg:y="3.033cm">
          <text:p text:style-name="P2">VFS</text:p>
        </draw:rect>
        <draw:rect draw:style-name="gr2" draw:text-style-name="P2" draw:layer="layout" svg:width="2.498cm" svg:height="0.607cm" svg:x="14.539cm" svg:y="4.711cm">
          <text:p text:style-name="P2">Fsfilt wrapper</text:p>
        </draw:rect>
        <draw:frame draw:style-name="gr9" draw:text-style-name="P3" draw:layer="layout" svg:width="1.129cm" svg:height="0.569cm" svg:x="15.219cm" svg:y="1.957cm">
          <draw:text-box>
            <text:p text:style-name="P3">MDS</text:p>
          </draw:text-box>
        </draw:frame>
        <draw:rect draw:style-name="gr2" draw:text-style-name="P2" draw:layer="layout" svg:width="1.381cm" svg:height="0.784cm" svg:x="16.082cm" svg:y="6.29cm">
          <text:p text:style-name="P2">Ldlm</text:p>
        </draw:rect>
        <draw:line draw:style-name="gr4" draw:text-style-name="P4" draw:layer="layout" svg:x1="15.759cm" svg:y1="10.973cm" svg:x2="15.759cm" svg:y2="10.254cm">
          <text:p text:style-name="P5"/>
        </draw:line>
        <draw:line draw:style-name="gr4" draw:text-style-name="P4" draw:layer="layout" svg:x1="15.759cm" svg:y1="9.517cm" svg:x2="15.759cm" svg:y2="8.741cm">
          <text:p text:style-name="P5"/>
        </draw:line>
        <draw:line draw:style-name="gr4" draw:text-style-name="P4" draw:layer="layout" svg:x1="15.324cm" svg:y1="7.965cm" svg:x2="14.889cm" svg:y2="7.095cm">
          <text:p text:style-name="P5"/>
        </draw:line>
        <draw:line draw:style-name="gr4" draw:text-style-name="P4" draw:layer="layout" svg:x1="16.232cm" svg:y1="8.003cm" svg:x2="16.611cm" svg:y2="7.076cm">
          <text:p text:style-name="P5"/>
        </draw:line>
        <draw:line draw:style-name="gr4" draw:text-style-name="P4" draw:layer="layout" svg:x1="15.816cm" svg:y1="7.927cm" svg:x2="15.816cm" svg:y2="5.391cm">
          <text:p text:style-name="P5"/>
        </draw:line>
        <draw:line draw:style-name="gr4" draw:text-style-name="P4" draw:layer="layout" svg:x1="15.854cm" svg:y1="4.692cm" svg:x2="15.854cm" svg:y2="3.69cm">
          <text:p text:style-name="P5"/>
        </draw:line>
        <draw:frame draw:style-name="gr9" draw:layer="layout" svg:width="1.607cm" svg:height="0.887cm" svg:x="9.175cm" svg:y="8.153cm">
          <draw:text-box>
            <text:p text:style-name="P5">Dispatch</text:p>
            <text:p text:style-name="P5">req</text:p>
          </draw:text-box>
        </draw:frame>
        <draw:frame draw:style-name="gr9" draw:layer="layout" svg:width="1.607cm" svg:height="0.887cm" svg:x="13.621cm" svg:y="8.058cm">
          <draw:text-box>
            <text:p text:style-name="P5">Dispatch</text:p>
            <text:p text:style-name="P5">req</text:p>
          </draw:text-box>
        </draw:frame>
        <draw:frame draw:style-name="gr9" draw:layer="layout" svg:width="1.433cm" svg:height="0.569cm" svg:x="13.546cm" svg:y="7.379cm">
          <draw:text-box>
            <text:p text:style-name="P5">MD req</text:p>
          </draw:text-box>
        </draw:frame>
        <draw:frame draw:style-name="gr9" draw:layer="layout" svg:width="2.026cm" svg:height="0.569cm" svg:x="16.593cm" svg:y="7.38cm">
          <draw:text-box>
            <text:p text:style-name="P5">MD lock req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152cm" draw:marker-start-center="false" draw:marker-end-width="0.152cm" draw:marker-end-center="false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8pt" fo:font-style="normal" fo:text-shadow="none" style:text-underline-style="none" fo:font-weight="normal" style:letter-kerning="true" style:font-family-asian="宋体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Feiyi Wang</meta:initial-creator>
    <meta:creation-date>2008-10-22T22:18:34</meta:creation-date>
    <dc:creator>Feiyi Wang</dc:creator>
    <dc:date>2008-10-23T16:41:23</dc:date>
    <meta:printed-by>Feiyi Wang</meta:printed-by>
    <meta:print-date>2008-10-23T12:35:21</meta:print-date>
    <meta:editing-cycles>9</meta:editing-cycles>
    <meta:editing-duration>PT4H44M0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